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508038"/>
          <table:table-cell office:value-type="float" office:value="0.01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61.0"/>
          <table:table-cell office:value-type="float" office:value="1262.0"/>
          <table:table-cell office:value-type="float" office:value="3951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13.0"/>
          <table:table-cell office:value-type="float" office:value="4893.0"/>
          <table:table-cell office:value-type="float" office:value="4290.0"/>
          <table:table-cell office:value-type="float" office:value="3498.0"/>
          <table:table-cell office:value-type="float" office:value="2210.0"/>
          <table:table-cell office:value-type="float" office:value="10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441942"/>
          <table:table-cell office:value-type="float" office:value="0.02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46.0"/>
          <table:table-cell office:value-type="float" office:value="1409.0"/>
          <table:table-cell office:value-type="float" office:value="4451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12.0"/>
          <table:table-cell office:value-type="float" office:value="4804.0"/>
          <table:table-cell office:value-type="float" office:value="4214.0"/>
          <table:table-cell office:value-type="float" office:value="3477.0"/>
          <table:table-cell office:value-type="float" office:value="2271.0"/>
          <table:table-cell office:value-type="float" office:value="10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490266"/>
          <table:table-cell office:value-type="float" office:value="0.02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46.0"/>
          <table:table-cell office:value-type="float" office:value="1546.0"/>
          <table:table-cell office:value-type="float" office:value="4917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11.0"/>
          <table:table-cell office:value-type="float" office:value="4719.0"/>
          <table:table-cell office:value-type="float" office:value="4142.0"/>
          <table:table-cell office:value-type="float" office:value="3456.0"/>
          <table:table-cell office:value-type="float" office:value="2328.0"/>
          <table:table-cell office:value-type="float" office:value="10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